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P27"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font-weight="bold" officeooo:rsid="00341385" style:font-weight-asian="bold" style:font-weight-complex="bold"/>
    </style:style>
    <style:style style:name="T20" style:family="text">
      <style:text-properties fo:background-color="#fff200" loext:char-shading-value="0"/>
    </style:style>
    <style:style style:name="T21" style:family="text">
      <style:text-properties officeooo:rsid="00290eb6"/>
    </style:style>
    <style:style style:name="T22" style:family="text">
      <style:text-properties officeooo:rsid="003040d5"/>
    </style:style>
    <style:style style:name="T23" style:family="text">
      <style:text-properties officeooo:rsid="0031d386"/>
    </style:style>
    <style:style style:name="T24"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 htphpapache_mysql_1 mysql -uroot -proot monsupersite &lt; monsupersite.sql)</text:p>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jerome@jerome-PORTEGE-M900 ~/Documents/code/docker/dock-comp-tp-perso/htPhpApache/apache-php/MediterPourGrandir $ <text:span text:style-name="T18">docker exec -it htphpapache_mysql_1 bash</text:span></text:p>
      <text:p text:style-name="P13">root@4e8ed1563971:/# <text:span text:style-name="T18">mysql -uroot -proot</text:span></text:p>
      <text:p text:style-name="P13">Warning: Using a password on the command line interface can be insecure.</text:p>
      <text:p text:style-name="P13">Welcome to the MySQL monitor. <text:s/>Commands end with ; or \g.</text:p>
      <text:p text:style-name="P13">Your MySQL connection id is 23</text:p>
      <text:p text:style-name="P13">Server version: 5.6.40 MySQL Community Server (GPL)</text:p>
      <text:p text:style-name="P13"/>
      <text:p text:style-name="P13">Copyright (c) 2000, 2018, Oracle and/or its affiliates. All rights reserved.</text:p>
      <text:p text:style-name="P13"/>
      <text:p text:style-name="P13">Oracle is a registered trademark of Oracle Corporation and/or its</text:p>
      <text:p text:style-name="P13">affiliates. Other names may be trademarks of their respective</text:p>
      <text:p text:style-name="P13">owners.</text:p>
      <text:p text:style-name="P13"/>
      <text:p text:style-name="P13"><text:soft-page-break/>Type 'help;' or '\h' for help. Type '\c' to clear the current input statement.</text:p>
      <text:p text:style-name="P13"/>
      <text:p text:style-name="P13">mysql&gt; </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oft-page-break/><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Sep 23 08:33:27 jerome-PORTEGE-M900 postfix/smtp[5517]: 4175411C039D: to=&lt;djedjethai@gmail.com&gt;, <text:span text:style-name="T20">relay=gmail-smtp-in.l.google.com[74.125.24.27]:25, delay=2.8, delays=0.25/0.07/1.1/1.4, dsn=2.0.0</text:span>, status=sent (250 Ok, message accepted for delivery)</text:p>
      <text:p text:style-name="P17"><text:soft-page-break/>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1">get my ip adress</text:span></text:p>
      <text:p text:style-name="P23">ifconfig</text:p>
      <text:p text:style-name="P21">wlp3s0: flags=4163&lt;UP,BROADCAST,RUNNING,MULTICAST&gt; <text:s/>mtu 1500</text:p>
      <text:p text:style-name="P21"><text:s text:c="8"/>inet<text:span text:style-name="T20">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text:soft-page-break/>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2">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2">pas oblige, that the default</text:span></text:p>
      <text:p text:style-name="P24"><text:s text:c="16"/>ports: </text:p>
      <text:p text:style-name="P24"><text:tab/><text:tab/><text:tab/><text:tab/>- "1587:587"</text:p>
      <text:p text:style-name="P24"/>
      <text:p text:style-name="P24"/>
      <text:p text:style-name="P24"/>
      <text:p text:style-name="P24">// <text:span text:style-name="T23">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0-12-12T13:17:41.511722915</dc:date>
    <meta:editing-duration>PT6H15M50S</meta:editing-duration>
    <meta:editing-cycles>13</meta:editing-cycles>
    <meta:document-statistic meta:table-count="0" meta:image-count="0" meta:object-count="0" meta:page-count="5" meta:paragraph-count="190" meta:word-count="1239" meta:character-count="9278" meta:non-whitespace-character-count="7855"/>
  </office:meta>
</office:document-meta>
</file>